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3" style:family="paragraph" style:parent-style-name="Contents_20_2">
      <style:paragraph-properties>
        <style:tab-stops>
          <style:tab-stop style:position="145.03mm" style:type="right" style:leader-style="dotted" style:leader-text="."/>
        </style:tab-stops>
      </style:paragraph-properties>
    </style:style>
    <style:style style:name="P14" style:family="paragraph" style:parent-style-name="Contents_20_3">
      <style:paragraph-properties>
        <style:tab-stops>
          <style:tab-stop style:position="140.04mm" style:type="right" style:leader-style="dotted" style:leader-text="."/>
        </style:tab-stops>
      </style:paragraph-properties>
    </style:style>
    <style:style style:name="P15" style:family="paragraph" style:parent-style-name="Contents_20_4">
      <style:paragraph-properties>
        <style:tab-stops>
          <style:tab-stop style:position="135.04mm" style:type="right" style:leader-style="dotted" style:leader-text="."/>
        </style:tab-stops>
      </style:paragraph-properties>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Text_20_body">
      <style:text-properties fo:font-style="normal" style:text-underline-style="none" style:font-style-asian="normal" style:font-style-complex="normal"/>
    </style:style>
    <style:style style:name="P18" style:family="paragraph" style:parent-style-name="Text_20_body">
      <style:text-properties style:text-underline-style="none"/>
    </style:style>
    <style:style style:name="P19" style:family="paragraph" style:parent-style-name="Text_20_body" style:list-style-name="L3"/>
    <style:style style:name="P20" style:family="paragraph" style:parent-style-name="Heading_20_1">
      <style:paragraph-properties fo:break-before="pag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Contents_20_1">
      <style:paragraph-properties>
        <style:tab-stops>
          <style:tab-stop style:position="149.01mm" style:type="right" style:leader-style="dotted" style:leader-text="."/>
        </style:tab-stops>
      </style:paragraph-properties>
    </style:style>
    <style:style style:name="P24" style:family="paragraph" style:parent-style-name="Heading_20_4">
      <style:text-properties style:text-underline-style="none"/>
    </style:style>
    <style:style style:name="P25" style:family="paragraph" style:parent-style-name="List_20_1">
      <style:text-properties fo:font-weight="normal" style:font-weight-asian="normal" style:font-weight-complex="normal"/>
    </style:style>
    <style:style style:name="P26" style:family="paragraph" style:parent-style-name="List_20_1">
      <style:text-properties style:text-underline-style="none"/>
    </style:style>
    <style:style style:name="P27" style:family="paragraph" style:parent-style-name="List_20_1">
      <style:text-properties style:text-underline-style="none" fo:font-weight="normal" style:font-weight-asian="normal" style:font-weight-complex="normal"/>
    </style:style>
    <style:style style:name="P28" style:family="paragraph" style:parent-style-name="List_20_1">
      <style:text-properties style:text-underline-style="none"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2"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3" style:family="text">
      <style:text-properties fo:font-variant="normal" fo:text-transform="none"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0pt" fo:letter-spacing="normal" fo:font-style="normal" fo:font-weight="normal" style:font-size-asian="10pt" style:font-size-complex="10pt"/>
    </style:style>
    <style:style style:name="T15" style:family="text">
      <style:text-properties style:use-window-font-color="true" style:font-name="Times New Roman"/>
    </style:style>
    <style:style style:name="T16" style:family="text">
      <style:text-properties style:use-window-font-color="true" style:font-name="Times New Roman" fo:font-weight="normal" style:font-weight-asian="normal" style:font-weight-complex="normal"/>
    </style:style>
    <style:style style:name="T17" style:family="text">
      <style:text-properties fo:font-size="12pt" style:font-size-asian="12pt" style:font-size-complex="12pt"/>
    </style:style>
    <style:style style:name="T18" style:family="text">
      <style:text-properties fo:font-weight="bold" style:font-weight-asian="bold" style:font-weight-complex="bold"/>
    </style:style>
    <style:style style:name="T19"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4.47mm" fo:text-indent="-6.35mm" fo:margin-left="24.4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82mm" fo:text-indent="-6.35mm" fo:margin-left="30.82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17mm" fo:text-indent="-6.35mm" fo:margin-left="37.17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52mm" fo:text-indent="-6.35mm" fo:margin-left="43.52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87mm" fo:text-indent="-6.35mm" fo:margin-left="49.87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22mm" fo:text-indent="-6.35mm" fo:margin-left="56.22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57mm" fo:text-indent="-6.35mm" fo:margin-left="62.57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92mm" fo:text-indent="-6.35mm" fo:margin-left="68.92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27mm" fo:text-indent="-6.35mm" fo:margin-left="75.27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62mm" fo:text-indent="-6.35mm" fo:margin-left="81.62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488625152" text:style-name="List_20_1">
            <text:list-item>
              <text:p text:style-name="P23">Obsah<text:tab/>1</text:p>
            </text:list-item>
            <text:list-item>
              <text:p text:style-name="P23">1 Úvod<text:tab/>4</text:p>
            </text:list-item>
            <text:list-item>
              <text:p text:style-name="P23">2 WebArchiv<text:tab/>6</text:p>
            </text:list-item>
          </text:list>
          <text:p text:style-name="P13">2.1 O WebArchivu<text:tab/>6</text:p>
          <text:p text:style-name="P13">2.2 Vývoj projektu<text:tab/>7</text:p>
          <text:p text:style-name="P14">2.2.1 Rok 2000<text:tab/>7</text:p>
          <text:p text:style-name="P14">2.2.2 Rok 2001<text:tab/>7</text:p>
          <text:p text:style-name="P14">2.2.3 Rok 2002<text:tab/>8</text:p>
          <text:p text:style-name="P14">2.2.4 Rok 2003<text:tab/>8</text:p>
          <text:p text:style-name="P14">2.2.5 Rok 2004<text:tab/>8</text:p>
          <text:p text:style-name="P14">2.2.6 Rok 2005<text:tab/>9</text:p>
          <text:p text:style-name="P14">2.2.7 Rok 2006<text:tab/>9</text:p>
          <text:p text:style-name="P14">2.2.8 Rok 2007<text:tab/>9</text:p>
          <text:p text:style-name="P14">2.2.9 Rok 2008<text:tab/>10</text:p>
          <text:p text:style-name="P14">2.2.10 Rok 2009<text:tab/>10</text:p>
          <text:p text:style-name="P14">2.2.11 Rok 2010<text:tab/>11</text:p>
          <text:p text:style-name="P14">2.2.12 Rok 2011<text:tab/>11</text:p>
          <text:p text:style-name="P13">2.3 Současný obsah databáze<text:tab/>12</text:p>
          <text:p text:style-name="P13">2.4 Další informace o projektu<text:tab/>13</text:p>
          <text:p text:style-name="P14">2.4.1 Creative Commons<text:tab/>13</text:p>
          <text:p text:style-name="P14">2.4.2 Partneři projektu<text:tab/>13</text:p>
          <text:p text:style-name="P14">2.4.3 Nasmlouvané webové zdroje<text:tab/>14</text:p>
          <text:p text:style-name="P14">2.4.4 Internet Archive<text:tab/>15</text:p>
          <text:p text:style-name="P14">2.4.5 Další spolupráce<text:tab/>15</text:p>
          <text:p text:style-name="P14">2.4.6 Dostupnost informací<text:tab/>15</text:p>
          <text:p text:style-name="P14">2.4.7 Kritéria výběru webových zdrojů<text:tab/>16</text:p>
          <text:p text:style-name="P15">2.4.7.1 Plošná archivace – harvesting<text:tab/>16</text:p>
          <text:p text:style-name="P15">2.4.7.2 Výběrový přístup – konspekt<text:tab/>17</text:p>
          <text:p text:style-name="P15">2.4.7.3 Tematické sbírky<text:tab/>18</text:p>
          <text:p text:style-name="P13">2.5 Starší práce na téma WebArchiv<text:tab/>19</text:p>
          <text:p text:style-name="P14">2.5.1 Systém pro správu procesu archivace webových informačních zdrojů<text:tab/>19</text:p>
          <text:p text:style-name="P14">2.5.2 Identifikace a omezení přístupu k "nevhodným" stránkám ve webovém archivu<text:tab/>19</text:p>
          <text:p text:style-name="P14">2.5.3 Rozpoznání a archivace českého webu mimo národní doménu<text:tab/>20</text:p>
          <text:p text:style-name="P14">2.5.4 Implementace OAI-PMH pro český WebArchiv<text:tab/>20</text:p>
          <text:p text:style-name="P14">2.5.5 Bibliografický popis elektronických online zdrojů v zahraniční a domácí katalogizační praxi<text:tab/>20</text:p>
          <text:p text:style-name="P14">2.5.6 Zpřístupnění archivu českého webu<text:tab/>21</text:p>
          <text:p text:style-name="P14">2.5.5 Strategie archivace elektronických online zdrojů a politika jejich výběru do digitálního archivu (se zaměřením na český systém WebArchiv)<text:tab/>21</text:p>
          <text:p text:style-name="P13"><text:soft-page-break/>2.6 Nástroje související s projektem WebArchiv<text:tab/>22</text:p>
          <text:p text:style-name="P14">2.6.1 APACHE TOMCAT<text:tab/>22</text:p>
          <text:p text:style-name="P14">2.6.2 ARCRetriever<text:tab/>22</text:p>
          <text:p text:style-name="P14">2.6.3 DeDuplicator<text:tab/>22</text:p>
          <text:p text:style-name="P14">2.6.4 Generátor URN<text:tab/>22</text:p>
          <text:p text:style-name="P14">2.6.5 HERITRIX<text:tab/>22</text:p>
          <text:p text:style-name="P14">2.6.6 ImpEval <text:tab/>23</text:p>
          <text:p text:style-name="P14">2.6.7 NutchWAX<text:tab/>23</text:p>
          <text:p text:style-name="P14">2.6.8 WA ADMIN<text:tab/>24</text:p>
          <text:p text:style-name="P14">2.6.9 WA-CZ<text:tab/>24</text:p>
          <text:p text:style-name="P14">2.6.10 Wayback<text:tab/>24</text:p>
          <text:p text:style-name="P14">2.6.11 WebAnalyzer<text:tab/>24</text:p>
          <text:p text:style-name="P14">2.6.12 Web Curator Tool<text:tab/>25</text:p>
          <text:list xml:id="list1266117357" text:continue-numbering="true" text:style-name="List_20_1">
            <text:list-item>
              <text:p text:style-name="P23">3 Archivační formáty<text:tab/>26</text:p>
            </text:list-item>
          </text:list>
          <text:p text:style-name="P13">3.1 Úvod<text:tab/>26</text:p>
          <text:p text:style-name="P13">3.2 Formát nedlib<text:tab/>27</text:p>
          <text:p text:style-name="P14">3.2.1 Popis standardu nedlib<text:tab/>27</text:p>
          <text:p text:style-name="P14">3.2.2 Výhody nedlib<text:tab/>27</text:p>
          <text:p text:style-name="P14">3.2.3 Nevýhody nedlib<text:tab/>27</text:p>
          <text:p text:style-name="P14">3.2.4 Užití v praxi ve WebArchivu<text:tab/>27</text:p>
          <text:p text:style-name="P13">3.3 Formát arc<text:tab/>28</text:p>
          <text:p text:style-name="P14">3.3.1 Popis standardu arc<text:tab/>28</text:p>
          <text:p text:style-name="P14">3.3.2 Výhody arc<text:tab/>28</text:p>
          <text:p text:style-name="P14">3.3.3 Nevýhody arc<text:tab/>28</text:p>
          <text:p text:style-name="P14">3.3.4 Užití v praxi ve WebArchivu<text:tab/>29</text:p>
          <text:p text:style-name="P13">3.4 Formát warc<text:tab/>30</text:p>
          <text:p text:style-name="P14">3.4.1 Popis standardu warc<text:tab/>30</text:p>
          <text:p text:style-name="P14">3.4.2 Výhody warc<text:tab/>30</text:p>
          <text:p text:style-name="P14">3.4.3 Nevýhody warc<text:tab/>31</text:p>
          <text:p text:style-name="P14">3.4.4 Plánované využití<text:tab/>32</text:p>
          <text:p text:style-name="P14">3.4.5 Deduplikace souborů<text:tab/>32</text:p>
          <text:list xml:id="list1004127896" text:continue-numbering="true" text:style-name="List_20_1">
            <text:list-item>
              <text:p text:style-name="P23">4 Migrace archivu z formátu arc do formátu warc<text:tab/>33</text:p>
            </text:list-item>
          </text:list>
          <text:p text:style-name="P13">4.1 O migraci<text:tab/>33</text:p>
          <text:p text:style-name="P14">4.1.1 Úvod<text:tab/>33</text:p>
          <text:p text:style-name="P14">4.1.2 Britská knihovna<text:tab/>33</text:p>
          <text:p text:style-name="P13">4.2 Použité nástroje<text:tab/>35</text:p>
          <text:p text:style-name="P14">4.2.1 JHOVE<text:tab/>35</text:p>
          <text:p text:style-name="P14">4.2.2 JHOVE2<text:tab/>35</text:p>
          <text:p text:style-name="P15">4.2.2.1 Úvod<text:tab/>35</text:p>
          <text:p text:style-name="P15">4.2.2.2 O programu<text:tab/>36</text:p>
          <text:p text:style-name="P15">4.2.2.3 Úprava programu<text:tab/>38</text:p>
          <text:p text:style-name="P14">4.2.3 Jpype<text:tab/>38</text:p>
          <text:p text:style-name="P13">4.3 Testování migračních nástrojů<text:tab/>39</text:p>
          <text:p text:style-name="P14"><text:soft-page-break/>4.3.1 WARC-TOOLS<text:tab/>39</text:p>
          <text:p text:style-name="P15">4.3.1.1 Kompatibilita s ostatními nástroji<text:tab/>39</text:p>
          <text:p text:style-name="P15">4.3.1.2 Další parametry<text:tab/>40</text:p>
          <text:p text:style-name="P14">4.3.2 WARC-TOOLS / hanzo<text:tab/>40</text:p>
          <text:p text:style-name="P15">4.3.2.1 Kompatibilita s ostatními nástroji<text:tab/>40</text:p>
          <text:p text:style-name="P15">4.3.2.2 Další parametry<text:tab/>41</text:p>
          <text:p text:style-name="P14">4.3.3 WARC-TOOLS / kpk09<text:tab/>41</text:p>
          <text:p text:style-name="P15">4.3.3 1 Kompatibilita s ostatními nástroji<text:tab/>41</text:p>
          <text:p text:style-name="P15">4.3.3.2 Další parametry<text:tab/>41</text:p>
          <text:p text:style-name="P13">4.4 Podobnost WARCTOOLS / hanzo s kpk09<text:tab/>43</text:p>
          <text:p text:style-name="P14">4.4.1 Porovnání výstupů pro stejné vstupy<text:tab/>43</text:p>
          <text:p text:style-name="P14">4.4.2 Porovnání zdrojového kódu<text:tab/>43</text:p>
          <text:p text:style-name="P13">4.5 Závěry z porovnávání nástrojů<text:tab/>45</text:p>
          <text:list xml:id="list984053208" text:continue-numbering="true" text:style-name="List_20_1">
            <text:list-item>
              <text:p text:style-name="P23">5 Závěr<text:tab/>46</text:p>
            </text:list-item>
            <text:list-item>
              <text:p text:style-name="P23">Seznam literatury<text:tab/>47</text:p>
            </text:list-item>
            <text:list-item>
              <text:p text:style-name="P23">Přílohy<text:tab/>51</text:p>
            </text:list-item>
          </text:list>
        </text:index-body>
      </text:table-of-content>
      <text:p text:style-name="P12"/>
      <text:h text:style-name="P20"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8">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8">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8">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8">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8"><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20"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943428267"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2.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3">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6">[7]</text:span></text:p>
      <text:h text:style-name="Heading_20_3" text:outline-level="3"><text:soft-page-break/>2.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6"> </text:span><text:span text:style-name="Strong_20_Emphasis"><text:span text:style-name="T6">Rozpoznání </text:span></text:span><text:span text:style-name="Strong_20_Emphasis"><text:span text:style-name="T6">a archivace českého webu mimo národní doménu</text:span></text:span><text:span text:style-name="Strong_20_Emphasis"><text:span text:style-name="T6">,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2.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ráce na bakalářské práci ještě nebyla zpráva dostupná.</text:p>
      <text:h text:style-name="P22"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2"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7">Hlavní partneři projektu WebArchiv jsou: [20]</text:p>
      <text:list xml:id="list469143369" text:continue-numbering="true" text:style-name="List_20_1">
        <text:list-item>
          <text:p text:style-name="P25"><text:span text:style-name="T18">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5"><text:span text:style-name="T18">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5"><text:span text:style-name="T18">CZ.NIC</text:span><text:note text:id="ftn12" text:note-class="footnote"><text:note-citation>12</text:note-citation><text:note-body><text:p text:style-name="Footnote">Bližší informace o organizaci <text:span text:style-name="T6">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text:soft-page-break/>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6">Pracovníci WebArchivu se účastní odborných konferencí </text:span><text:span text:style-name="Emphasis"><text:span text:style-name="T11">International Internet Preservation Consortium</text:span></text:span><text:span text:style-name="Emphasis"><text:span text:style-name="T11"><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1">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8">.</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2" text:outline-level="2">2.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6">Autorem bakalářské práce je Filip Kusalík, který ji dokončil v roce 2009. Cílem </text:span></text:span><text:soft-page-break/><text:span text:style-name="Strong_20_Emphasis"><text:span text:style-name="T6">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text:span></text:span><text:soft-page-break/><text:span text:style-name="Strong_20_Emphasis"><text:span text:style-name="T6">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6">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2"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3"><text:span text:style-name="T4">„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7"> vyvíjí</text:span><text:span text:style-name="T13"> National and University Library of Iceland a je volně dostupný</text:span><text:span text:style-name="T13"><text:note text:id="ftn22" text:note-class="footnote"><text:note-citation>22</text:note-citation><text:note-body><text:p text:style-name="Footnote">Webové stránky nástroje DeDuplicator dostupné online na adrese http://deduplicator.sourceforge.net/</text:p></text:note-body></text:note></text:span><text:span text:style-name="T13">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5">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2.6.8 WA ADMIN</text:h>
      <text:p text:style-name="P6"><text:span text:style-name="T15">V roce 2009 realizoval Adam Brokeš WA Admin v2 v rámci své bakalářské práce s názvem Systém pro správu procesu archivace webových informačních zdrojů</text:span><text:span text:style-name="T15">. WA Admin v2 nahradil nástroj vytvořený Lukášem Matějkou a stejně jako WA Admin sloužil pro </text:span><text:span text:style-name="T10">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T6"> v roce 2008</text:span><text:span text:style-name="Strong_20_Emphasis"><text:span text:style-name="T6">. Nástroj se v současné době používá. [27]</text:span></text:span></text:p>
      <text:h text:style-name="Heading_20_3" text:outline-level="3"><text:soft-page-break/>2.6.12 Web Curator Tool</text:h>
      <text:p text:style-name="P6"><text:span text:style-name="T15">Nástroj vyvinutý</text:span><text:span text:style-name="T15"><text:note text:id="ftn29" text:note-class="footnote"><text:note-citation>29</text:note-citation><text:note-body><text:p text:style-name="Footnote">Webové stránky projektu Web Curator Tool dostupné online na adrese http://webcurator.sourceforge.net/</text:p></text:note-body></text:note></text:span><text:span text:style-name="T15"> v roce 2006</text:span><text:span text:style-name="T12">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88150341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4524464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22"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1709134546" text:continue-numbering="true" text:style-name="List_20_1">
        <text:list-item>
          <text:p text:style-name="List_20_1">Na rozdíl od formátu nedlib je soubor dobře čitelný – soubory stažených webových zdrojů jsou ukládány v archivech a členěny.</text:p>
        </text:list-item>
        <text:list-item>
          <text:p text:style-name="P27">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1272297225"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2"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1762354666"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oft-page-break/><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6">Na rozdíl od arc archivů umožňují warc archivy ukládat nejen http odezvy, ale také původní požadavky.</text:p>
        </text:list-item>
        <text:list-item>
          <text:p text:style-name="P26">Warc umí pracovat s více protokoly: HTTP, FTP, NNTP a SMTP.</text:p>
        </text:list-item>
        <text:list-item>
          <text:p text:style-name="P26">Warc umožňují ukládat větší škálu metadat. Je možné přidávat metadata podle vlastních potřeby, což se může využít při speciálních požadavcích určených vnitřní politikou ukládání souborů.</text:p>
        </text:list-item>
        <text:list-item>
          <text:p text:style-name="P27">Nativně umožňuje kompresi dat.</text:p>
        </text:list-item>
        <text:list-item>
          <text:p text:style-name="P27"><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35" text:note-class="footnote"><text:note-citation>35</text:note-citation><text:note-body><text:p text:style-name="Footnote">Popis RFC standardu SHA-1 dostupný online na adrese http://tools.ietf.org/html/rfc3174</text:p></text:note-body></text:note></text:span><text:span text:style-name="T7"> hashovací funkcí pro jednoznačné určení stažených dokumentů.</text:span></text:p>
        </text:list-item>
      </text:list>
      <text:h text:style-name="Heading_20_3" text:outline-level="3">3.4.3 Nevýhody warc</text:h>
      <text:list xml:id="list798104816" text:continue-numbering="true" text:style-name="List_20_1">
        <text:list-item>
          <text:p text:style-name="P26">Neobsahují samoopravný kód – pokud se archiv poruší tak není možné rekonstruovat jeho obsah. To však není dáno vlastnostmi warc archivů, ale tím, že archivy se po vytvoření ještě komprimují nástrojem GZIP.</text:p>
        </text:list-item>
        <text:list-item>
          <text:p text:style-name="P26">Prozatím není vyřešeno, jak efektivně využít možnost ukládání větší škály metadat. Za tímto účelem bude nutno provést další studie.</text:p>
        </text:list-item>
        <text:list-item>
          <text:p text:style-name="P26">Prozatím nejsou implementovány nutné nástroje na práci s warc <text:soft-page-break/>soubory. Před jejich zavedením v projektu WebArchiv bude potřeba tyto nástroje implementovat.</text:p>
        </text:list-item>
        <text:list-item>
          <text:p text:style-name="P26">Zpětná převoditelnost z warc do arc není prozatím triviálně možná. [33] Tím pádem se nedají případné nové sklizně ve formátu warc zařadit ke starým sklizním ve formátu arc.</text:p>
        </text:list-item>
        <text:list-item>
          <text:p text:style-name="P26">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20" text:outline-level="1">4 Migrace archivu z formátu arc do formátu warc</text:h>
      <text:h text:style-name="Heading_20_2" text:outline-level="2">4.1 O migraci</text:h>
      <text:h text:style-name="Heading_20_3" text:outline-level="3">4.1.1 Úvod</text:h>
      <text:p text:style-name="P3">Převod arc archivů do formátu warc je specifický problém. Různé instituce používají různé formáty na ukládání webových zdrojů. Většina těchto institucí bude mít právě snahu převést uložená data do formátu warc. </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text:soft-page-break/>ve WebArchivu. Používali totiž jiné nástroje pro ukládání dat a práci s archivy – Web Curator Tool a PANDAS. Překvapilo mě, že nevyužili ani možnosti deduplikace souborů. [příloha Q]</text:p>
      <text:h text:style-name="P22" text:outline-level="2">4.2 Použité nástroje</text:h>
      <text:p text:style-name="Text_20_body">Kromě samotných nástrojů pro migrci arc archivů jsem používal i jiné nástroje, zde podávám jejich přehled.</text:p>
      <text:h text:style-name="P21" text:outline-level="3">4.2.1 JHOVE</text:h>
      <text:p text:style-name="P3">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XML output handlery. Je naprogramován v programovacím jazyce Java.</text:p>
      <text:p text:style-name="P3">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21" text:outline-level="3">4.2.2 JHOVE2</text:h>
      <text:h text:style-name="P24" text:outline-level="4">4.2.2.1 Úvod</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3">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text:p>
      <text:h text:style-name="P24" text:outline-level="4">4.2.2.2 O programu<text:note text:id="ftn0"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oft-page-break/><text:span text:style-name="T5">about that source unit that is indicative of its significant nature and useful for purposes of classification, analysis, and use.</text:span><text:span text:style-name="T2">“ [příloha AF]</text:span></text:p>
      <text:p text:style-name="P4">Charakterizace se skládá ze čtyř procedur:</text:p>
      <text:list xml:id="list1533585852" text:continue-numbering="true" text:style-name="List_20_1">
        <text:list-item>
          <text:p text:style-name="P25"><text:span text:style-name="T3">Identifikace</text:span><text:span text:style-name="T1"> – určení formátu objektu.</text:span></text:p>
        </text:list-item>
        <text:list-item>
          <text:p text:style-name="P28">Feature extraction (extrakce rysů)<text:span text:style-name="T6"> – určení charakteristických rysů objektu.</text:span></text:p>
        </text:list-item>
        <text:list-item>
          <text:p text:style-name="P25"><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17">Mezi další přednosti programu patří <text:span text:style-name="T6">[příloha AF]:</text:span></text:p>
      <text:list xml:id="list988467346" text:style-name="L3">
        <text:list-item>
          <text:p text:style-name="P19"><text:span text:style-name="T8">Modulární architektura a práce s plug-iny</text:span></text:p>
        </text:list-item>
        <text:list-item>
          <text:p text:style-name="P19"><text:span text:style-name="T8">Jednoduché API a design základních modulů</text:span></text:p>
        </text:list-item>
        <text:list-item>
          <text:p text:style-name="P19"><text:span text:style-name="T8">Bufferovaní I/O operací</text:span></text:p>
        </text:list-item>
        <text:list-item>
          <text:p text:style-name="P19"><text:span text:style-name="T8">Internacionalizovaný výstup, JHOVE2 podporuje více formátů – JSON, XML, text) ,</text:span></text:p>
        </text:list-item>
        <text:list-item>
          <text:p text:style-name="P19"><text:span text:style-name="T8">Široká možnost konfigurace nástroje</text:span></text:p>
        </text:list-item>
        <text:list-item>
          <text:p text:style-name="P19"><text:span text:style-name="T8">Kompletní dokumentace nástroje</text:span></text:p>
        </text:list-item>
        <text:list-item>
          <text:p text:style-name="P19"><text:span text:style-name="T8">Široká škála rozpoznatelných objektů</text:span><text:span text:style-name="T9"><text:note text:id="ftn41"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8">Hlavní předností nástroje je samozřejmě široká škála typů souborů, které dokáže identifikovat a valido</text:span><text:span text:style-name="T9">vat. Identifikovat dokáže JHOVE2 všechny objekty obsažené </text:span><text:soft-page-break/><text:span text:style-name="T9">v databázi PRONOM</text:span><text:span text:style-name="T9"><text:note text:id="ftn52" text:note-class="footnote"><text:note-citation>43</text:note-citation><text:note-body><text:p text:style-name="Footnote">Organizace zabývající se problematikou souborových formátů a softwarových produků s nimi souvisejících. Webové stránky databáze PRONOM dostupné online na adrese http://www.nationalarchives.gov.uk/PRONOM</text:p></text:note-body></text:note></text:span><text:span text:style-name="T9">, respektive objekty, které definují DROID signature files</text:span><text:span text:style-name="T9"><text:note text:id="ftn53" text:note-class="footnote"><text:note-citation>44</text:note-citation><text:note-body><text:p text:style-name="Footnote">DROID (Digital Record Object Identificatio), je nástroj pro automatickou identifikaci formátu soubo<text:span text:style-name="T19">rů</text:span><text:span text:style-name="T14">. Webové stránky nástroje DROID dostupné online na adrese http://droid.sourceforge.net/</text:span></text:p></text:note-body></text:note></text:span><text:span text:style-name="T9"> – jedná se o více než 550 formátů. Výčet typů objektů, které dovede JHOVE2 validovat obsahuje formáty či standardy jako:</text:span><text:span text:style-name="T8"> ICC color profile, JPEG 2000, PDF, SGML, Shapefile, TIFF, UTF-8, WAVE, XML, Zip.</text:span></text:p>
      <text:p text:style-name="Text_20_body"><text:span text:style-name="T8">Nástroj tedy poskytuje velký potenciál pro využití v při řešení problému s archivací webových zdrojů. Je podporován a užíván velkým množstvím organizací a dá se říci, že patří mezi uznávaný a standardní nástroj.</text:span></text:p>
      <text:h text:style-name="P24" text:outline-level="4">4.2.2.3 Úprava programu</text:h>
      <text:p text:style-name="P3"/>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text:soft-page-break/>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2" text:note-class="footnote"><text:note-citation>45</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2"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3" text:note-class="footnote"><text:note-citation>46</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229282831" text:continue-list="list1533585852"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30542891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4.3.1.2 Další parametry</text:h>
      <text:list xml:id="list1783830612"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4" text:note-class="footnote"><text:note-citation>47</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1634425009"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4.3.2.2 Další parametry</text:h>
      <text:list xml:id="list1913028284"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5" text:note-class="footnote"><text:note-citation>48</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 Příloha AE obsahuje kompletní nástroj.</text:p>
      <text:h text:style-name="P24" text:outline-level="4">4.3.3 1 Kompatibilita s ostatními nástroji</text:h>
      <text:list xml:id="list1038395901"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4" text:outline-level="4">4.3.3.2 Další parametry</text:h>
      <text:list xml:id="list1706058567" text:continue-numbering="true" text:style-name="List_20_1">
        <text:list-item>
          <text:p text:style-name="P26">Nemá napsané skripty pro hromadnou migraci.</text:p>
        </text:list-item>
        <text:list-item>
          <text:p text:style-name="P26"><text:soft-page-break/>Při převodu arc souborů nepřibalí k souboru data. Je potřeba mu dávat na vstup arc.gz soubory.</text:p>
        </text:list-item>
        <text:list-item>
          <text:p text:style-name="P26">Po otestování na zkušebním vzorku je textový warc soubor, totožný se souborem z WARCTOOLS / hanzo.</text:p>
        </text:list-item>
        <text:list-item>
          <text:p text:style-name="P26">Nástroj je v současné době vyvíjen.</text:p>
        </text:list-item>
        <text:list-item>
          <text:p text:style-name="P26">Nástroj nemá dokončenou dokumentaci. V manuálu stojí, že vytváří „crappy“ warc soubory. Nástroj pro migraci je údajně převzat z nástroje WARCTOOLS. [příloha Z]</text:p>
        </text:list-item>
      </text:list>
      <text:h text:style-name="P22"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6" text:note-class="footnote"><text:note-citation>49</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7" text:note-class="footnote"><text:note-citation>50</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529993290" text:continue-numbering="true" text:style-name="List_20_1">
        <text:list-item>
          <text:p text:style-name="List_20_1"><text:soft-page-break/>Změny v WARCTOOLS / hanzo, které se neprojevily v druhém nástroji<text:note text:id="ftn48" text:note-class="footnote"><text:note-citation>51</text:note-citation><text:note-body><text:p text:style-name="Footnote">Náhled změn mezi jednotlivými porovnávanými nástroji dostupný online na adrese https://bitbucket.org/kpk09/warc-tools/compare/hanzo/warc-tools..</text:p></text:note-body></text:note>. Jde o modifikaci ve 34 souborech.<text:note text:id="ftn49" text:note-class="footnote"><text:note-citation>52</text:note-citation><text:note-body><text:p text:style-name="Footnote">Údaj platný k 11.4.20012.</text:p></text:note-body></text:note></text:p>
        </text:list-item>
        <text:list-item>
          <text:p text:style-name="List_20_1">Změny v WARCTOOLS /kpk09, které se neprojevily v druhém nástroji<text:note text:id="ftn50" text:note-class="footnote"><text:note-citation>53</text:note-citation><text:note-body><text:p text:style-name="Footnote">Náhled změn mezi jednotlivými porovnávanými nástroji dostupný online na adrese https://bitbucket.org/kpk09/warc-tools/compare/..hanzo/warc-tools</text:p></text:note-body></text:note>. Jde o modifikaci v 7 souborech.<text:note text:id="ftn51" text:note-class="footnote"><text:note-citation>54</text:note-citation><text:note-body><text:p text:style-name="Footnote">Údaj platný k 11.4.20012.</text:p></text:note-body></text:note></text:p>
        </text:list-item>
      </text:list>
      <text:h text:style-name="P22"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20" text:outline-level="1">5 Závěr</text:h>
      <text:p text:style-name="Text_20_body">Napiš, že výstupy použiješ jako zprávu pro Národní knihovnu</text:p>
      <text:h text:style-name="P20"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7">.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ARC to WARC (to ARC). IA Webteam Confluence. <text:span text:style-name="T4">IA Webteam Confluence.</text:span><text:span text:style-name="T7"> [online]. [cit. 2012-03-21]. Dostupné z: </text:span>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20"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35</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15:53:15</dc:date>
    <dc:creator>Martin Prokop</dc:creator>
    <meta:editing-duration>P4DT16H33M2S</meta:editing-duration>
    <meta:editing-cycles>2409</meta:editing-cycles>
    <meta:document-statistic meta:table-count="1" meta:image-count="0" meta:object-count="0" meta:page-count="52" meta:paragraph-count="556" meta:word-count="10027" meta:character-count="70726" meta:non-whitespace-character-count="61380"/>
  </office:meta>
</office:document-meta>
</file>